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fo:language="ru" fo:country="RU" officeooo:rsid="00011662" officeooo:paragraph-rsid="00011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езультаты тестирования смарт-контракта AND-v2.sol</text:h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PS D:\solidity\7. ADAB contract&gt; npm run test</text:p>
            <text:p text:style-name="Table_20_Contents"/>
            <text:p text:style-name="Table_20_Contents">&gt; adab-contract@1.0.0 test D:\solidity\7. ADAB contract</text:p>
            <text:p text:style-name="Table_20_Contents">&gt; mocha</text:p>
            <text:p text:style-name="Table_20_Contents"/>
            <text:p text:style-name="Table_20_Contents">Wed Aug 08 2018 10:59:19 GMT+0300 (GMT+03:00)</text:p>
            <text:p text:style-name="Table_20_Contents"/>
            <text:p text:style-name="Table_20_Contents"/>
            <text:p text:style-name="Table_20_Contents"><text:s text:c="2"/>Серия тестов для проверки функций контракта ...</text:p>
            <text:p text:style-name="Table_20_Contents"><text:s text:c="4"/>√ Разворачиваем контракт для тестирования... (449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роверка остатка токенов на адресе holdAddress1 15% = 72 млн...</text:p>
            <text:p text:style-name="Table_20_Contents"><text:s text:c="4"/>√ Проверка остатка токенов на адресе holdAddress2 2% = 9.6 млн...</text:p>
            <text:p text:style-name="Table_20_Contents"><text:s text:c="4"/>√ Проверка остатка токенов на адресе holdAddress3 6% = 28.8 млн...</text:p>
            <text:p text:style-name="Table_20_Contents"><text:s text:c="4"/>√ Проверка остатка токенов на адресе holdAddress4 1% = 4.8 млн...</text:p>
            <text:p text:style-name="Table_20_Contents"><text:s text:c="4"/>√ Проверка остатка токенов на адресе holdAddress5 1% = 4.8 млн...</text:p>
            <text:p text:style-name="Table_20_Contents"><text:s text:c="4"/>√ Проверка остатка токенов на адресе holdAddress6 3% = 14.4 млн...</text:p>
            <text:p text:style-name="Table_20_Contents"><text:s text:c="4"/>√ Проверка токенов на адресе контракта = 72% от 480 млн = 345,6...</text:p>
            <text:p text:style-name="Table_20_Contents"><text:s text:c="4"/>√ Переводим токены новому инвестору - accounts[1] (51ms)</text:p>
            <text:p text:style-name="Table_20_Contents"><text:s text:c="4"/>√ Проверка токенов на адресе accounts[1] = 1000...</text:p>
            <text:p text:style-name="Table_20_Contents"><text:s text:c="4"/>√ Попытка перевода токенов с адреса accounts[1] на accounts[2] - должен отбить...</text:p>
            <text:p text:style-name="Table_20_Contents"><text:s text:c="4"/>√ Проверка перевода токенов с адреса holdAddress5 на accounts[2]- должен отбить...</text:p>
            <text:p text:style-name="Table_20_Contents"><text:s text:c="4"/>√ Увеличиваем время в ganache-cli на addTimeToStart дней - до 2 октября</text:p>
            <text:p text:style-name="Table_20_Contents"><text:s text:c="4"/>√ Попытка перевода токенов с адреса accounts[1] на accounts[2] - должен перевести... (41ms)</text:p>
            <text:p text:style-name="Table_20_Contents"><text:s text:c="4"/>√ Проверка токенов на адресе accounts[2] = 1000...</text:p>
            <text:p text:style-name="Table_20_Contents"><text:s text:c="4"/>√ Проверка перевода токенов с адреса holdAddress1 на accounts[2]- должен перевести... (58ms)</text:p>
            <text:p text:style-name="Table_20_Contents"><text:s text:c="4"/>√ Проверка токенов на адресе accounts[2] = 2000...</text:p>
            <text:p text:style-name="Table_20_Contents"><text:s text:c="4"/>√ Проверка остатка токенов на адресе holdAddress1 15% = 72 млн - 1000...</text:p>
            <text:p text:style-name="Table_20_Contents"><text:s text:c="4"/>√ Проверка токенов на адресе контракта = 72% от 480 млн = 345,6 млн - 1000...</text:p>
            <text:p text:style-name="Table_20_Contents"><text:s text:c="4"/>√ Проверка перевода токенов с адреса holdAddress4 на accounts[2]- должен перевести... (50ms)</text:p>
            <text:p text:style-name="Table_20_Contents"><text:s text:c="4"/>√ Проверка токенов на адресе accounts[2] = 3000...</text:p>
            <text:p text:style-name="Table_20_Contents"><text:s text:c="4"/>√ Проверка остатка токенов на адресе holdAddress4 1% = 4.8 млн - 1000... (38ms)</text:p>
            <text:p text:style-name="Table_20_Contents"><text:s text:c="4"/>√ Проверка перевода токенов с адреса holdAddress5 на accounts[2]... (59ms)</text:p>
            <text:p text:style-name="Table_20_Contents"><text:s text:c="4"/>√ Проверка токенов на адресе accounts[2] = 4000...</text:p>
            <text:p text:style-name="Table_20_Contents"><text:s text:c="4"/>√ Проверка остатка токенов на адресе holdAddress5 1% = 4.8 млн - 1000...</text:p>
            <text:p text:style-name="Table_20_Contents"><text:s text:c="4"/>√ Проверка перевода токенов с адреса holdAddress6 на accounts[2]- должен отбить...</text:p>
            <text:p text:style-name="Table_20_Contents"><text:s text:c="4"/>√ Проверка токенов на адресе accounts[2] = 4000...</text:p>
            <text:p text:style-name="Table_20_Contents"/>
            <text:p text:style-name="Table_20_Contents"><text:s text:c="2"/>Серия тестов для проверки функций холда на зарезервированных адресах ...</text:p>
            <text:p text:style-name="Table_20_Contents"><text:s text:c="4"/>√ Разворачиваем контракт для тестирования... (143ms)</text:p>
            <text:p text:style-name="Table_20_Contents"><text:s text:c="4"/>√ Адрес контракта...</text:p>
            <text:p text:style-name="Table_20_Contents"><text:soft-page-break/><text:s text:c="4"/>√ Получаем развернутый контракт токена...</text:p>
            <text:p text:style-name="Table_20_Contents"><text:s text:c="4"/>√ Проверка перевода токенов с адреса holdAddress6 на accounts[2] - должен отбить(холд)...</text:p>
            <text:p text:style-name="Table_20_Contents"><text:s text:c="4"/>√ Увеличиваем время в ganache-cli на addTimeTo30may дней - до 30 мая 2019</text:p>
            <text:p text:style-name="Table_20_Contents"><text:s text:c="4"/>√ Проверка перевода токенов с адреса holdAddress6 на accounts[2] - должен отбить(холд)...</text:p>
            <text:p text:style-name="Table_20_Contents"><text:s text:c="4"/>√ Проверка токенов на адресе accounts[2] = 0...</text:p>
            <text:p text:style-name="Table_20_Contents"><text:s text:c="4"/>√ Увеличиваем время в ganache-cli на 1 дней - до 31 мая 2019</text:p>
            <text:p text:style-name="Table_20_Contents"><text:s text:c="4"/>√ Проверка перевода токенов с адреса holdAddress6 на accounts[2] - должен работать... (39ms)</text:p>
            <text:p text:style-name="Table_20_Contents"><text:s text:c="4"/>√ Проверка токенов на адресе accounts[2] = 1000...</text:p>
            <text:p text:style-name="Table_20_Contents"><text:s text:c="4"/>√ Проверка перевода токенов с адреса holdAddress2 на accounts[2] - должен отбить...</text:p>
            <text:p text:style-name="Table_20_Contents"><text:s text:c="4"/>√ Проверка токенов на адресе accounts[2] = 1000...</text:p>
            <text:p text:style-name="Table_20_Contents"><text:s text:c="4"/>√ Увеличиваем время в ganache-cli на 364 дней - 1 год минус 1 день</text:p>
            <text:p text:style-name="Table_20_Contents"><text:s text:c="4"/>√ Проверка перевода токенов с адреса holdAddress2 на accounts[2] - должен отбить...</text:p>
            <text:p text:style-name="Table_20_Contents"><text:s text:c="4"/>√ Проверка токенов на адресе accounts[2] = 1000...</text:p>
            <text:p text:style-name="Table_20_Contents"><text:s text:c="4"/>√ Увеличиваем время в ganache-cli на 1 дней - 1 год</text:p>
            <text:p text:style-name="Table_20_Contents"><text:s text:c="4"/>√ Проверка перевода токенов с адреса holdAddress2 на accounts[2] - должен работать...</text:p>
            <text:p text:style-name="Table_20_Contents"><text:s text:c="4"/>√ Проверка токенов на адресе accounts[2] = 2000...</text:p>
            <text:p text:style-name="Table_20_Contents"><text:s text:c="4"/>√ Проверка перевода токенов с адреса holdAddress3 на accounts[2] - должен отбить...</text:p>
            <text:p text:style-name="Table_20_Contents"><text:s text:c="4"/>√ Проверка токенов на адресе accounts[2] = 2000...</text:p>
            <text:p text:style-name="Table_20_Contents"><text:s text:c="4"/>√ Увеличиваем время в ganache-cli на 364 дней - 2 года минус 1 день</text:p>
            <text:p text:style-name="Table_20_Contents"><text:s text:c="4"/>√ Проверка перевода токенов с адреса holdAddress3 на accounts[2] - должен отбить...</text:p>
            <text:p text:style-name="Table_20_Contents"><text:s text:c="4"/>√ Проверка токенов на адресе accounts[2] = 2000...</text:p>
            <text:p text:style-name="Table_20_Contents"><text:s text:c="4"/>√ Увеличиваем время в ganache-cli на 1 дней - 2 года</text:p>
            <text:p text:style-name="Table_20_Contents"><text:s text:c="4"/>√ Проверка перевода токенов с адреса holdAddress3 на accounts[2] - должен работать...</text:p>
            <text:p text:style-name="Table_20_Contents"><text:s text:c="4"/>√ Проверка токенов на адресе accounts[2] = 3000...</text:p>
            <text:p text:style-name="Table_20_Contents"/>
            <text:p text:style-name="Table_20_Contents"><text:s text:c="2"/>Серия тестов для проверки функций работы с замороженными токенами ...</text:p>
            <text:p text:style-name="Table_20_Contents"><text:s text:c="4"/>√ Разворачиваем контракт для тестирования... (138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еревод 1000 токенов с адреса контракта на accounts[2] - ...</text:p>
            <text:p text:style-name="Table_20_Contents"><text:s text:c="4"/>√ Перевод 2000 замороженных токенов с адреса контракта на accounts[2] - ...</text:p>
            <text:p text:style-name="Table_20_Contents"><text:s text:c="4"/>√ Перевод 1000 токенов и 2000 замороженных токенов с адреса контракта на accounts[2] - ... (42ms)</text:p>
            <text:p text:style-name="Table_20_Contents"><text:s text:c="4"/>√ Проверка баланса всех токенов на адресе accounts[2] = 6000...</text:p>
            <text:p text:style-name="Table_20_Contents"><text:s text:c="4"/>√ Проверка баланса замороженных токенов на адресе accounts[2] = 4000...</text:p>
            <text:p text:style-name="Table_20_Contents"><text:s text:c="4"/>√ Проверка баланса доступных токенов на адресе accounts[2] = 2000...</text:p>
            <text:p text:style-name="Table_20_Contents"><text:s text:c="4"/>√ Проверка перевода токенов на адресе accounts[2] - должен отбить (холд до даты startTransfer)...</text:p>
            <text:p text:style-name="Table_20_Contents"><text:s text:c="4"/>√ Увеличиваем время в ganache-cli на addTimeToStart дней - до 2 октября</text:p>
            <text:p text:style-name="Table_20_Contents"><text:s text:c="4"/>√ Проверка перевода токенов на адресе accounts[2] - должен работать...</text:p>
            <text:p text:style-name="Table_20_Contents"><text:s text:c="4"/>√ Проверка баланса всех токенов на адресе accounts[3] = 1000...</text:p>
            <text:p text:style-name="Table_20_Contents"><text:s text:c="4"/>√ Проверка перевода токенов на адресе accounts[2] - должен работать...</text:p>
            <text:p text:style-name="Table_20_Contents"><text:s text:c="4"/>√ Проверка баланса всех токенов на адресе accounts[3] = 2000...</text:p>
            <text:p text:style-name="Table_20_Contents"><text:s text:c="4"/>√ Попытка перевода токенов на адресе accounts[2] - должен отбить - кончились свободные токены...</text:p>
            <text:p text:style-name="Table_20_Contents"><text:s text:c="4"/>√ Проверка баланса всех токенов на адресе accounts[3] = 2000...</text:p>
            <text:p text:style-name="Table_20_Contents"><text:s text:c="4"/>√ Проверка баланса замороженных токенов на адресе accounts[2] = 4000...</text:p>
            <text:p text:style-name="Table_20_Contents"><text:s text:c="4"/>√ Проверка баланса доступных токенов на адресе accounts[2] = 0...</text:p>
            <text:p text:style-name="Table_20_Contents"><text:soft-page-break/><text:s text:c="4"/>√ Попытка разморозить токены на accounts[2] - должен отбить - холд...</text:p>
            <text:p text:style-name="Table_20_Contents"><text:s text:c="4"/>√ Увеличиваем время в ganache-cli на addTimeTo30may-addTimeToStart дней - до 30 мая 2019</text:p>
            <text:p text:style-name="Table_20_Contents"><text:s text:c="4"/>√ Попытка разморозить токены на accounts[2] - должен отбить - холд...</text:p>
            <text:p text:style-name="Table_20_Contents"><text:s text:c="4"/>√ Увеличиваем время в ganache-cli на 1 дней - до 31 мая 2019</text:p>
            <text:p text:style-name="Table_20_Contents"><text:s text:c="4"/>√ Попытка разморозить токены на accounts[2] - должен работать... (43ms)</text:p>
            <text:p text:style-name="Table_20_Contents"><text:s text:c="4"/>√ Проверка баланса замороженных токенов на адресе accounts[2] - должен быть ноль...</text:p>
            <text:p text:style-name="Table_20_Contents"><text:s text:c="4"/>√ Проверка баланса доступных токенов на адресе accounts[2] = 4000...</text:p>
            <text:p text:style-name="Table_20_Contents"><text:s text:c="4"/>√ Попытка перевода токенов на адресе accounts[2] - 1000 - должен работать... (84ms)</text:p>
            <text:p text:style-name="Table_20_Contents"><text:s text:c="4"/>√ Проверка баланса доступных токенов на адресе accounts[2] = 3000...</text:p>
            <text:p text:style-name="Table_20_Contents"><text:s text:c="4"/>√ Проверка баланса доступных токенов на адресе accounts[3] = 3000...</text:p>
            <text:p text:style-name="Table_20_Contents"/>
            <text:p text:style-name="Table_20_Contents"><text:s text:c="2"/>Серия тестов для проверки служебных функций...</text:p>
            <text:p text:style-name="Table_20_Contents"><text:s text:c="4"/>√ Разворачиваем контракт для тестирования... (140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ередача прав собственника...</text:p>
            <text:p text:style-name="Table_20_Contents"><text:s text:c="4"/>√ Подтверждение прав собственника...</text:p>
            <text:p text:style-name="Table_20_Contents"><text:s text:c="4"/>√ Установка менеджера от нового собственника...</text:p>
            <text:p text:style-name="Table_20_Contents"><text:s text:c="4"/>√ Передача токенов менеджером...</text:p>
            <text:p text:style-name="Table_20_Contents"><text:s text:c="4"/>√ Проверка токенов на адресе accounts[5] = 1000...</text:p>
            <text:p text:style-name="Table_20_Contents"><text:s text:c="4"/>√ Проверка переменной INITIAL_SUPPLY = 480 млн ...</text:p>
            <text:p text:style-name="Table_20_Contents"><text:s text:c="4"/>√ Проверка функции totalSupply() = 480 млн ...</text:p>
            <text:p text:style-name="Table_20_Contents"><text:s text:c="4"/>√ Сжигание токенов 200 млн.(половина - 240 млн)...</text:p>
            <text:p text:style-name="Table_20_Contents"><text:s text:c="4"/>√ Сжигание токенов 39 млн.(половина - 240 млн)...</text:p>
            <text:p text:style-name="Table_20_Contents"><text:s text:c="4"/>√ Сжигание токенов 1 млн.(половина - 240 млн)...</text:p>
            <text:p text:style-name="Table_20_Contents"><text:s text:c="4"/>√ Сжигание токенов 1 млн.(половина - 240 млн) - должен отбить - превышен порог сжигания...</text:p>
            <text:p text:style-name="Table_20_Contents"><text:s text:c="4"/>√ Проверка функции totalSupply() = 240 млн ...</text:p>
            <text:p text:style-name="Table_20_Contents"><text:s text:c="4"/>√ Проверка даты dateRelease ...</text:p>
            <text:p text:style-name="Table_20_Contents"><text:s text:c="4"/>√ Установка новой даты dateRelease - должен отбить - раньше даты развертывания контракта...</text:p>
            <text:p text:style-name="Table_20_Contents"><text:s text:c="4"/>√ Установка новой даты dateRelease - должен принять...</text:p>
            <text:p text:style-name="Table_20_Contents"><text:s text:c="4"/>√ Проверка даты dateRelease ...</text:p>
            <text:p text:style-name="Table_20_Contents"><text:s text:c="4"/>√ Проверка даты dateStartTranfer ...</text:p>
            <text:p text:style-name="Table_20_Contents"><text:s text:c="4"/>√ Установка новой даты dateStartTransfer - должен отбить - раньше даты развертывания контракта...</text:p>
            <text:p text:style-name="Table_20_Contents"><text:s text:c="4"/>√ Установка новой даты dateStartTransfer - должен принять...</text:p>
            <text:p text:style-name="Table_20_Contents"><text:s text:c="4"/>√ Проверка даты dateStartTranfer ...</text:p>
            <text:p text:style-name="Table_20_Contents"/>
            <text:p text:style-name="Table_20_Contents"/>
            <text:p text:style-name="Table_20_Contents"><text:s text:c="2"/>107 passing (3s)</text:p>
            <text:p text:style-name="Table_20_Contents"/>
            <text:p text:style-name="Table_20_Contents">PS D:\solidity\7. ADAB contract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8-08T11:55:26.932000000</dc:date>
    <meta:editing-duration>PT1M11S</meta:editing-duration>
    <meta:editing-cycles>1</meta:editing-cycles>
    <meta:document-statistic meta:table-count="1" meta:image-count="0" meta:object-count="0" meta:page-count="3" meta:paragraph-count="118" meta:word-count="1098" meta:character-count="7594" meta:non-whitespace-character-count="6176"/>
  </office:meta>
</office:document-meta>
</file>